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 Mono" svg:font-family="'Bitstream Vera Sans Mono', monospace"/>
    <style:font-face style:name="Calibri" svg:font-family="Calibri, sans-serif"/>
    <style:font-face style:name="Liberation Serif1" svg:font-family="'Liberation Serif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language="en" fo:country="US" style:font-name-asian="Liberation Serif1" style:font-size-asian="10pt" style:language-asian="en" style:country-asian="US" style:font-name-complex="Liberation Serif1" style:font-size-complex="10pt" style:language-complex="en" style:country-complex="US"/>
    </style:style>
    <style:style style:name="P2" style:family="paragraph" style:parent-style-name="Text_20_body">
      <style:paragraph-properties fo:margin-left="0.5035in" fo:margin-right="0in" fo:margin-top="0in" fo:margin-bottom="0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/>
    </style:style>
    <style:style style:name="P3" style:family="paragraph" style:parent-style-name="Preformatted_20_Text">
      <style:text-properties fo:font-variant="normal" fo:text-transform="none" fo:color="#000000" style:font-name="Bitstream Vera Sans Mono" fo:font-size="10pt" fo:letter-spacing="normal" fo:language="en" fo:country="US" fo:font-style="normal" fo:font-weight="normal" style:font-name-asian="Liberation Serif1" style:font-size-asian="10pt" style:language-asian="en" style:country-asian="US" style:font-name-complex="Liberation Serif1" style:font-size-complex="10pt" style:language-complex="en" style:country-complex="US"/>
    </style:style>
    <style:style style:name="P4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Bitstream Vera Sans Mono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fo:font-variant="normal" fo:text-transform="none" fo:color="#000000" fo:font-size="10pt" fo:letter-spacing="normal" style:font-size-asian="10pt" style:font-size-complex="10pt"/>
    </style:style>
    <style:style style:name="P6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7020"/>
    </style:style>
    <style:style style:name="T4" style:family="text">
      <style:text-properties fo:color="#007020" fo:font-weight="bold"/>
    </style:style>
    <style:style style:name="T5" style:family="text">
      <style:text-properties fo:color="#007020" fo:font-weight="bold" style:font-style-asian="normal" style:font-style-complex="normal"/>
    </style:style>
    <style:style style:name="T6" style:family="text">
      <style:text-properties fo:color="#007020" style:font-name="Bitstream Vera Sans Mono" fo:font-size="9.75pt" fo:font-style="normal" fo:font-weight="bold"/>
    </style:style>
    <style:style style:name="T7" style:family="text">
      <style:text-properties fo:color="#007020" style:font-name="Bitstream Vera Sans Mono" fo:font-size="9.75pt" fo:font-style="normal" fo:font-weight="normal"/>
    </style:style>
    <style:style style:name="T8" style:family="text">
      <style:text-properties fo:color="#007020" style:font-name="Bitstream Vera Sans Mono" fo:font-style="normal" fo:font-weight="bold"/>
    </style:style>
    <style:style style:name="T9" style:family="text">
      <style:text-properties fo:color="#007020" style:font-name="Bitstream Vera Sans Mono" fo:font-style="normal" fo:font-weight="normal"/>
    </style:style>
    <style:style style:name="T10" style:family="text">
      <style:text-properties fo:color="#0e84b5" fo:font-weight="bold"/>
    </style:style>
    <style:style style:name="T11" style:family="text">
      <style:text-properties fo:color="#0e84b5" fo:font-weight="bold" style:font-style-asian="normal" style:font-style-complex="normal"/>
    </style:style>
    <style:style style:name="T12" style:family="text">
      <style:text-properties fo:color="#06287e"/>
    </style:style>
    <style:style style:name="T13" style:family="text">
      <style:text-properties fo:color="#06287e" style:font-name="Bitstream Vera Sans Mono" fo:font-size="9.75pt" fo:font-style="normal" fo:font-weight="normal"/>
    </style:style>
    <style:style style:name="T14" style:family="text">
      <style:text-properties fo:color="#06287e" style:font-name="Bitstream Vera Sans Mono" fo:font-style="normal" fo:font-weight="normal"/>
    </style:style>
    <style:style style:name="T15" style:family="text">
      <style:text-properties style:font-name="Bitstream Vera Sans Mono" fo:font-size="9.75pt" fo:font-style="normal" fo:font-weight="normal"/>
    </style:style>
    <style:style style:name="T16" style:family="text">
      <style:text-properties style:font-name="Bitstream Vera Sans Mono" fo:font-style="normal" fo:font-weight="normal"/>
    </style:style>
    <style:style style:name="T17" style:family="text">
      <style:text-properties fo:color="#4070a0"/>
    </style:style>
    <style:style style:name="T18" style:family="text">
      <style:text-properties fo:color="#4070a0" style:font-name="Bitstream Vera Sans Mono" fo:font-size="9.75pt" fo:font-style="italic" fo:font-weight="normal"/>
    </style:style>
    <style:style style:name="T19" style:family="text">
      <style:text-properties fo:color="#4070a0" style:font-name="Bitstream Vera Sans Mono" fo:font-size="9.75pt" fo:font-style="normal" fo:font-weight="normal"/>
    </style:style>
    <style:style style:name="T20" style:family="text">
      <style:text-properties fo:color="#4070a0" style:font-name="Bitstream Vera Sans Mono" fo:font-size="9.75pt" fo:font-style="normal" fo:font-weight="bold"/>
    </style:style>
    <style:style style:name="T21" style:family="text">
      <style:text-properties fo:color="#4070a0" style:font-name="Bitstream Vera Sans Mono" fo:font-style="italic" fo:font-weight="normal"/>
    </style:style>
    <style:style style:name="T22" style:family="text">
      <style:text-properties fo:color="#4070a0" style:font-name="Bitstream Vera Sans Mono" fo:font-style="normal" fo:font-weight="normal"/>
    </style:style>
    <style:style style:name="T23" style:family="text">
      <style:text-properties fo:color="#4070a0" style:font-name="Bitstream Vera Sans Mono" fo:font-style="normal" fo:font-weight="bold"/>
    </style:style>
    <style:style style:name="T24" style:family="text">
      <style:text-properties fo:color="#666666"/>
    </style:style>
    <style:style style:name="T25" style:family="text">
      <style:text-properties fo:color="#666666" style:font-name="Bitstream Vera Sans Mono" fo:font-size="9.75pt" fo:font-style="normal" fo:font-weight="normal"/>
    </style:style>
    <style:style style:name="T26" style:family="text">
      <style:text-properties fo:color="#666666" style:font-name="Bitstream Vera Sans Mono" fo:font-style="normal" fo:font-weight="normal"/>
    </style:style>
    <style:style style:name="T27" style:family="text">
      <style:text-properties fo:color="#40a070" style:font-name="Bitstream Vera Sans Mono" fo:font-size="9.75pt" fo:font-style="normal" fo:font-weight="normal"/>
    </style:style>
    <style:style style:name="T28" style:family="text">
      <style:text-properties fo:color="#40a070" style:font-name="Bitstream Vera Sans Mono" fo:font-style="normal" fo:font-weight="normal"/>
    </style:style>
    <style:style style:name="T29" style:family="text">
      <style:text-properties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ne 14</text:p>
      <text:p text:style-name="Standard"/>
      <text:p text:style-name="Standard">Wrote some code to calculate zdiffs, going to check to make sure it reproduces the results of my old code (which was checked against hand calculations: see “structure comparisons” log (called ”comparing structure predictions log”)</text:p>
      <text:p text:style-name="Standard"/>
      <text:p text:style-name="Standard">From “structure comparisons” log:</text:p>
      <text:p text:style-name="P2">Vik created "structure comparions/Swiss-PDB structural alignment.fasta" by aligning Daniel's aligned structures of 1A0S and 1AF6 in Swiss-PdbViewer.</text:p>
      <text:p text:style-name="P2">I opened this in Clustal, and saved it as a clustal alignment file, so I could run my z_diff calculator on it.</text:p>
      <text:p text:style-name="Standard">I copied the structure files from the “structure comparisons” folder (Daniel's aligned structures of 1A0S and 1AF6), the file (“Swiss-PDB structural alignment.aln”) mentioned in the excerpt above, and two zdiff outputs (“known 1A0S, unknown 1AF6 z_diff, swiss pdb structure alignment.csv” and “known 1AF6, unknown 1A0S z_diff, swiss pdb structure alignment.csv”) into the folder “zdiff calculator validation”. If my new script is functioning properly, then I can reproduce the zdiffs in those two output files using the two structures and the alignment.</text:p>
      <text:p text:style-name="Standard"/>
      <text:p text:style-name="Standard">I produced new lists of zdiffs. The one I looked at had only 12 numbers and they were all wrong. The error was that I using the <text:span text:style-name="T1">names </text:span><text:span text:style-name="T2">of sequences instead of the actual sequences; my script thought “aligned_1A0S” was a protein sequence. With that fixed, they look the same.</text:span></text:p>
      <text:p text:style-name="Standard"><text:span text:style-name="T2"><text:line-break/>The code I used is:</text:span></text:p>
      <text:p text:style-name="P3"><text:span text:style-name="T5">from</text:span><text:span text:style-name="T29"> </text:span><text:span text:style-name="T11">sundries</text:span><text:span text:style-name="T29"> </text:span><text:span text:style-name="T5">import</text:span><text:span text:style-name="T29"> CIDict</text:span></text:p>
      <text:p text:style-name="P4"><text:span text:style-name="T4">from</text:span> <text:span text:style-name="T10">Bio.PDB</text:span> <text:span text:style-name="T4">import</text:span> PDBParser</text:p>
      <text:p text:style-name="P4"><text:span text:style-name="T4">import</text:span> <text:span text:style-name="T10">warnings</text:span></text:p>
      <text:p text:style-name="P4"><text:span text:style-name="T4">from</text:span> <text:span text:style-name="T10">Bio</text:span> <text:span text:style-name="T4">import</text:span> AlignIO</text:p>
      <text:p text:style-name="P6"/>
      <text:p text:style-name="P4"><text:span text:style-name="T4">def</text:span> <text:span text:style-name="T12">z</text:span>(residue):</text:p>
      <text:p text:style-name="P5"><text:s text:c="4"/><text:span text:style-name="T21">'''Returns the z coordinate of a residue object's Calpha.'''</text:span></text:p>
      <text:p text:style-name="P5"><text:s text:c="4"/><text:span text:style-name="T8">return</text:span><text:span text:style-name="T16"> residue</text:span><text:span text:style-name="T26">.</text:span><text:span text:style-name="T16">child_dict[</text:span><text:span text:style-name="T22">'CA'</text:span><text:span text:style-name="T16">]</text:span><text:span text:style-name="T26">.</text:span><text:span text:style-name="T16">get_coord()[</text:span><text:span text:style-name="T28">2</text:span><text:span text:style-name="T16">]</text:span></text:p>
      <text:p text:style-name="P6"/>
      <text:p text:style-name="P4"><text:span text:style-name="T4">class</text:span> <text:span text:style-name="T10">Gap</text:span>(<text:span text:style-name="T3">object</text:span>):</text:p>
      <text:p text:style-name="P5"><text:s text:c="4"/><text:span text:style-name="T21">'''Represents a gap in a Position object.'''</text:span></text:p>
      <text:p text:style-name="P5"><text:s text:c="4"/><text:span text:style-name="T8">pass</text:span></text:p>
      <text:p text:style-name="P6"/>
      <text:p text:style-name="P4"><text:span text:style-name="T4">class</text:span> <text:span text:style-name="T10">Position</text:span>(<text:span text:style-name="T3">object</text:span>):</text:p>
      <text:p text:style-name="P5"><text:s text:c="4"/><text:span text:style-name="T8">def</text:span><text:span text:style-name="T16"> </text:span><text:span text:style-name="T14">__init__</text:span><text:span text:style-name="T16">(</text:span><text:span text:style-name="T9">self</text:span><text:span text:style-name="T16">, pairs):</text:span></text:p>
      <text:p text:style-name="P5"><text:s text:c="8"/><text:span text:style-name="T9">self</text:span><text:span text:style-name="T26">.</text:span><text:span text:style-name="T16">residues </text:span><text:span text:style-name="T26">=</text:span><text:span text:style-name="T16"> CIDict(pairs)</text:span></text:p>
      <text:p text:style-name="P6"/>
      <text:p text:style-name="P5"><text:s text:c="4"/><text:span text:style-name="T8">def</text:span><text:span text:style-name="T16"> </text:span><text:span text:style-name="T14">zdiff</text:span><text:span text:style-name="T16">(</text:span><text:span text:style-name="T9">self</text:span><text:span text:style-name="T16">, template_id, unknown_id):</text:span></text:p>
      <text:p text:style-name="P5"><text:s text:c="8"/><text:span text:style-name="T16">template_res </text:span><text:span text:style-name="T26">=</text:span><text:span text:style-name="T16"> </text:span><text:span text:style-name="T9">self</text:span><text:span text:style-name="T26">.</text:span><text:span text:style-name="T16">residues[template_id]</text:span></text:p>
      <text:p text:style-name="P5"><text:s text:c="8"/><text:span text:style-name="T16">unknown_res </text:span><text:span text:style-name="T26">=</text:span><text:span text:style-name="T16"> </text:span><text:span text:style-name="T9">self</text:span><text:span text:style-name="T26">.</text:span><text:span text:style-name="T16">residues[unknown_id]</text:span></text:p>
      <text:p text:style-name="P5"><text:s text:c="8"/><text:span text:style-name="T8">if</text:span><text:span text:style-name="T16"> </text:span><text:span text:style-name="T9">type</text:span><text:span text:style-name="T16">(template_res) </text:span><text:span text:style-name="T8">is</text:span><text:span text:style-name="T16"> Gap </text:span><text:span text:style-name="T8">or</text:span><text:span text:style-name="T16"> </text:span><text:span text:style-name="T9">type</text:span><text:span text:style-name="T16">(unknown_res) </text:span><text:span text:style-name="T8">is</text:span><text:span text:style-name="T16"> Gap:</text:span></text:p>
      <text:p text:style-name="P5"><text:s text:c="12"/><text:span text:style-name="T8">return</text:span><text:span text:style-name="T16"> </text:span><text:span text:style-name="T9">None</text:span></text:p>
      <text:p text:style-name="P6"/>
      <text:p text:style-name="P5"><text:s text:c="8"/><text:span text:style-name="T8">else</text:span><text:span text:style-name="T16">:</text:span></text:p>
      <text:p text:style-name="P5"><text:s text:c="12"/><text:span text:style-name="T8">return</text:span><text:span text:style-name="T16"> z(template_res) </text:span><text:span text:style-name="T26">-</text:span><text:span text:style-name="T16"> z(unknown_res)</text:span></text:p>
      <text:p text:style-name="P5"><text:s text:c="4"/></text:p>
      <text:p text:style-name="P5"><text:s text:c="4"/><text:span text:style-name="T8">def</text:span><text:span text:style-name="T16"> </text:span><text:span text:style-name="T14">resi</text:span><text:span text:style-name="T16">(</text:span><text:span text:style-name="T9">self</text:span><text:span text:style-name="T16">, stru_id):</text:span></text:p>
      <text:p text:style-name="P5"><text:s text:c="8"/><text:span text:style-name="T8">return</text:span><text:span text:style-name="T16"> </text:span><text:span text:style-name="T9">self</text:span><text:span text:style-name="T26">.</text:span><text:span text:style-name="T16">residues[stru_id]</text:span><text:span text:style-name="T26">.</text:span><text:span text:style-name="T16">get_id()[</text:span><text:span text:style-name="T28">1</text:span><text:span text:style-name="T16">]</text:span></text:p>
      <text:p text:style-name="P5"><text:s text:c="8"/></text:p>
      <text:p text:style-name="P4"><text:span text:style-name="T4">class</text:span> <text:span text:style-name="T10">NotFoundError</text:span>(<text:span text:style-name="T3">Exception</text:span>):</text:p>
      <text:p text:style-name="P5"><text:s text:c="4"/><text:span text:style-name="T8">pass</text:span></text:p>
      <text:p text:style-name="P6"><text:soft-page-break/></text:p>
      <text:p text:style-name="P4"><text:span text:style-name="T4">class</text:span> <text:span text:style-name="T10">Zdiff</text:span>(<text:span text:style-name="T3">object</text:span>):</text:p>
      <text:p text:style-name="P5"><text:s text:c="4"/><text:span text:style-name="T8">def</text:span><text:span text:style-name="T16"> </text:span><text:span text:style-name="T14">__init__</text:span><text:span text:style-name="T16">(</text:span><text:span text:style-name="T9">self</text:span><text:span text:style-name="T16">, </text:span><text:span text:style-name="T26">*</text:span><text:span text:style-name="T16">stru_seq_pairlist):</text:span></text:p>
      <text:p text:style-name="P5"><text:s text:c="8"/><text:span text:style-name="T16">pos_inputs </text:span><text:span text:style-name="T26">=</text:span><text:span text:style-name="T16"> </text:span><text:span text:style-name="T9">list</text:span><text:span text:style-name="T16">()</text:span></text:p>
      <text:p text:style-name="P5"><text:s text:c="8"/><text:span text:style-name="T8">for</text:span><text:span text:style-name="T16"> structure, sequence </text:span><text:span text:style-name="T8">in</text:span><text:span text:style-name="T16"> stru_seq_pairlist:</text:span></text:p>
      <text:p text:style-name="P5"><text:s text:c="12"/><text:span text:style-name="T16">residues </text:span><text:span text:style-name="T26">=</text:span><text:span text:style-name="T16"> structure</text:span><text:span text:style-name="T26">.</text:span><text:span text:style-name="T16">get_residues()</text:span></text:p>
      <text:p text:style-name="P5"><text:s text:c="12"/><text:span text:style-name="T16">pairs_for_pos </text:span><text:span text:style-name="T26">=</text:span><text:span text:style-name="T16"> </text:span><text:span text:style-name="T9">list</text:span><text:span text:style-name="T16">()</text:span></text:p>
      <text:p text:style-name="P6"/>
      <text:p text:style-name="P5"><text:s text:c="12"/><text:span text:style-name="T8">for</text:span><text:span text:style-name="T16"> letter </text:span><text:span text:style-name="T8">in</text:span><text:span text:style-name="T16"> sequence:</text:span></text:p>
      <text:p text:style-name="P5"><text:s text:c="16"/><text:span text:style-name="T8">if</text:span><text:span text:style-name="T16"> letter </text:span><text:span text:style-name="T26">==</text:span><text:span text:style-name="T16"> </text:span><text:span text:style-name="T22">'-'</text:span><text:span text:style-name="T16">:</text:span></text:p>
      <text:p text:style-name="P5"><text:s text:c="20"/><text:span text:style-name="T16">seq_unit </text:span><text:span text:style-name="T26">=</text:span><text:span text:style-name="T16"> Gap()</text:span></text:p>
      <text:p text:style-name="P5"><text:s text:c="16"/><text:span text:style-name="T8">else</text:span><text:span text:style-name="T16">:</text:span></text:p>
      <text:p text:style-name="P5"><text:s text:c="20"/><text:span text:style-name="T16">seq_unit </text:span><text:span text:style-name="T26">=</text:span><text:span text:style-name="T16"> residues</text:span><text:span text:style-name="T26">.</text:span><text:span text:style-name="T16">next()</text:span></text:p>
      <text:p text:style-name="P6"/>
      <text:p text:style-name="P5"><text:s text:c="16"/><text:span text:style-name="T16">pairs_for_pos</text:span><text:span text:style-name="T26">.</text:span><text:span text:style-name="T16">append((structure</text:span><text:span text:style-name="T26">.</text:span><text:span text:style-name="T16">get_id(), seq_unit))</text:span></text:p>
      <text:p text:style-name="P6"/>
      <text:p text:style-name="P5"><text:s text:c="12"/><text:span text:style-name="T16">pos_inputs</text:span><text:span text:style-name="T26">.</text:span><text:span text:style-name="T16">append(pairs_for_pos)</text:span></text:p>
      <text:p text:style-name="P5"><text:s text:c="7"/></text:p>
      <text:p text:style-name="P5"><text:s text:c="8"/><text:span text:style-name="T9">self</text:span><text:span text:style-name="T26">.</text:span><text:span text:style-name="T16">positions </text:span><text:span text:style-name="T26">=</text:span><text:span text:style-name="T16"> [Position(id_res_pairlist) \</text:span></text:p>
      <text:p text:style-name="P5"><text:s text:c="26"/><text:span text:style-name="T8">for</text:span><text:span text:style-name="T16"> id_res_pairlist </text:span><text:span text:style-name="T8">in</text:span><text:span text:style-name="T16"> </text:span><text:span text:style-name="T9">zip</text:span><text:span text:style-name="T16">(</text:span><text:span text:style-name="T26">*</text:span><text:span text:style-name="T16">pos_inputs)]</text:span></text:p>
      <text:p text:style-name="P5"><text:s text:c="8"/></text:p>
      <text:p text:style-name="P5"><text:s text:c="4"/><text:span text:style-name="T8">def</text:span><text:span text:style-name="T16"> </text:span><text:span text:style-name="T14">get</text:span><text:span text:style-name="T16">(</text:span><text:span text:style-name="T9">self</text:span><text:span text:style-name="T16">, template_id, unknown_id, resi, start</text:span><text:span text:style-name="T26">=</text:span><text:span text:style-name="T28">0</text:span><text:span text:style-name="T16">):</text:span></text:p>
      <text:p text:style-name="P5"><text:s text:c="8"/><text:span text:style-name="T8">for</text:span><text:span text:style-name="T16"> pos </text:span><text:span text:style-name="T8">in</text:span><text:span text:style-name="T16"> </text:span><text:span text:style-name="T9">self</text:span><text:span text:style-name="T26">.</text:span><text:span text:style-name="T16">positions[start:]:</text:span></text:p>
      <text:p text:style-name="P5"><text:s text:c="12"/><text:span text:style-name="T8">if</text:span><text:span text:style-name="T16"> pos</text:span><text:span text:style-name="T26">.</text:span><text:span text:style-name="T16">resi(unknown_id) </text:span><text:span text:style-name="T26">==</text:span><text:span text:style-name="T16"> resi:</text:span></text:p>
      <text:p text:style-name="P5"><text:s text:c="16"/><text:span text:style-name="T8">return</text:span><text:span text:style-name="T16"> pos</text:span><text:span text:style-name="T26">.</text:span><text:span text:style-name="T16">zdiff(template_id, unknown_id)</text:span></text:p>
      <text:p text:style-name="P5"><text:s text:c="8"/></text:p>
      <text:p text:style-name="P5"><text:s text:c="8"/><text:span text:style-name="T8">raise</text:span><text:span text:style-name="T16"> NotFoundError(</text:span><text:span text:style-name="T22">'resi {} of {} not found'</text:span><text:span text:style-name="T16"> \</text:span></text:p>
      <text:p text:style-name="P5"><text:s text:c="28"/><text:span text:style-name="T26">.</text:span><text:span text:style-name="T16">format(resi, unknown_id))</text:span></text:p>
      <text:p text:style-name="P5"><text:s text:c="4"/></text:p>
      <text:p text:style-name="P5"><text:s text:c="4"/><text:span text:style-name="T8">def</text:span><text:span text:style-name="T16"> </text:span><text:span text:style-name="T14">report</text:span><text:span text:style-name="T16">(</text:span><text:span text:style-name="T9">self</text:span><text:span text:style-name="T16">, template_id, unknown_id):</text:span></text:p>
      <text:p text:style-name="P5"><text:s text:c="8"/><text:span text:style-name="T16">output </text:span><text:span text:style-name="T26">=</text:span><text:span text:style-name="T16"> (pos</text:span><text:span text:style-name="T26">.</text:span><text:span text:style-name="T16">zdiff(template_id, unknown_id) \</text:span></text:p>
      <text:p text:style-name="P5"><text:s text:c="18"/><text:span text:style-name="T8">for</text:span><text:span text:style-name="T16"> pos </text:span><text:span text:style-name="T8">in</text:span><text:span text:style-name="T16"> </text:span><text:span text:style-name="T9">self</text:span><text:span text:style-name="T26">.</text:span><text:span text:style-name="T16">positions)</text:span></text:p>
      <text:p text:style-name="P5"><text:s text:c="8"/><text:span text:style-name="T8">return</text:span><text:span text:style-name="T16"> </text:span><text:span text:style-name="T9">filter</text:span><text:span text:style-name="T16">(</text:span><text:span text:style-name="T8">lambda</text:span><text:span text:style-name="T16"> x: x </text:span><text:span text:style-name="T8">is</text:span><text:span text:style-name="T16"> </text:span><text:span text:style-name="T8">not</text:span><text:span text:style-name="T16"> </text:span><text:span text:style-name="T9">None</text:span><text:span text:style-name="T16">, output)</text:span></text:p>
      <text:p text:style-name="P6"/>
      <text:p text:style-name="P4"><text:span text:style-name="T4">with</text:span> warnings<text:span text:style-name="T24">.</text:span>catch_warnings():</text:p>
      <text:p text:style-name="P5"><text:s text:c="4"/><text:span text:style-name="T16">warnings</text:span><text:span text:style-name="T26">.</text:span><text:span text:style-name="T16">simplefilter(</text:span><text:span text:style-name="T22">'ignore'</text:span><text:span text:style-name="T16">)</text:span></text:p>
      <text:p text:style-name="P5"><text:s text:c="4"/><text:span text:style-name="T16">scry_stru </text:span><text:span text:style-name="T26">=</text:span><text:span text:style-name="T16"> PDBParser()</text:span><text:span text:style-name="T26">.</text:span><text:span text:style-name="T16">get_structure(</text:span><text:span text:style-name="T22">'1A0S'</text:span><text:span text:style-name="T16">, </text:span><text:span text:style-name="T22">'aligned_1A0S.pdb'</text:span><text:span text:style-name="T16">)</text:span></text:p>
      <text:p text:style-name="P5"><text:s text:c="4"/><text:span text:style-name="T16">maltoporin_stru </text:span><text:span text:style-name="T26">=</text:span><text:span text:style-name="T16"> PDBParser()</text:span><text:span text:style-name="T26">.</text:span><text:span text:style-name="T16">get_structure(</text:span><text:span text:style-name="T22">'1AF6'</text:span><text:span text:style-name="T16">, </text:span><text:span text:style-name="T22">'aligned_1AF6.pdb'</text:span><text:span text:style-name="T16">)</text:span></text:p>
      <text:p text:style-name="P6"/>
      <text:p text:style-name="P4">alignment <text:span text:style-name="T24">=</text:span> AlignIO<text:span text:style-name="T24">.</text:span>read(<text:span text:style-name="T17">'Swiss-PDB structural alignment.aln'</text:span>, <text:span text:style-name="T17">'clustal'</text:span>)</text:p>
      <text:p text:style-name="P4"><text:span text:style-name="T4">for</text:span> seq_record <text:span text:style-name="T4">in</text:span> alignment:</text:p>
      <text:p text:style-name="P5"><text:s text:c="4"/><text:span text:style-name="T8">if</text:span><text:span text:style-name="T16"> seq_record</text:span><text:span text:style-name="T26">.</text:span><text:span text:style-name="T16">id </text:span><text:span text:style-name="T26">==</text:span><text:span text:style-name="T16"> </text:span><text:span text:style-name="T22">'aligned_1A0S'</text:span><text:span text:style-name="T16">:</text:span></text:p>
      <text:p text:style-name="P5"><text:s text:c="8"/><text:span text:style-name="T16">scry_seq </text:span><text:span text:style-name="T26">=</text:span><text:span text:style-name="T16"> seq_record</text:span></text:p>
      <text:p text:style-name="P5"><text:s text:c="4"/><text:span text:style-name="T8">if</text:span><text:span text:style-name="T16"> seq_record</text:span><text:span text:style-name="T26">.</text:span><text:span text:style-name="T16">id </text:span><text:span text:style-name="T26">==</text:span><text:span text:style-name="T16"> </text:span><text:span text:style-name="T22">'aligned_1AF6'</text:span><text:span text:style-name="T16">:</text:span></text:p>
      <text:p text:style-name="P5"><text:s text:c="8"/><text:span text:style-name="T16">maltoporin_seq </text:span><text:span text:style-name="T26">=</text:span><text:span text:style-name="T16"> seq_record</text:span></text:p>
      <text:p text:style-name="P6"/>
      <text:p text:style-name="P4">output <text:span text:style-name="T24">=</text:span> Zdiff((scry_stru, scry_seq), (maltoporin_stru, maltoporin_seq))</text:p>
      <text:p text:style-name="P6"/>
      <text:p text:style-name="P4"><text:span text:style-name="T4">with</text:span> <text:span text:style-name="T3">open</text:span>(<text:span text:style-name="T17">'NEW 1a0s as template.txt'</text:span>, <text:span text:style-name="T17">'w'</text:span>) <text:span text:style-name="T4">as</text:span> f:</text:p>
      <text:p text:style-name="P5"><text:s text:c="4"/><text:span text:style-name="T16">f</text:span><text:span text:style-name="T26">.</text:span><text:span text:style-name="T16">writelines(</text:span><text:span text:style-name="T9">str</text:span><text:span text:style-name="T16">(zdiff) </text:span><text:span text:style-name="T26">+</text:span><text:span text:style-name="T16"> </text:span><text:span text:style-name="T22">'</text:span><text:span text:style-name="T23">\n</text:span><text:span text:style-name="T22">'</text:span><text:span text:style-name="T16"> \</text:span></text:p>
      <text:p text:style-name="P5"><text:s text:c="17"/><text:span text:style-name="T8">for</text:span><text:span text:style-name="T16"> zdiff </text:span><text:span text:style-name="T8">in</text:span><text:span text:style-name="T16"> output</text:span><text:span text:style-name="T26">.</text:span><text:span text:style-name="T16">report(</text:span><text:span text:style-name="T22">'1A0S'</text:span><text:span text:style-name="T16">, </text:span><text:span text:style-name="T22">'1AF6'</text:span><text:span text:style-name="T16">))</text:span></text:p>
      <text:p text:style-name="P6"/>
      <text:p text:style-name="P4"><text:span text:style-name="T4">with</text:span> <text:span text:style-name="T3">open</text:span>(<text:span text:style-name="T17">'NEW 1af6 as template.txt'</text:span>, <text:span text:style-name="T17">'w'</text:span>) <text:span text:style-name="T4">as</text:span> f:</text:p>
      <text:p text:style-name="P5"><text:s text:c="4"/><text:span text:style-name="T16">f</text:span><text:span text:style-name="T26">.</text:span><text:span text:style-name="T16">writelines(</text:span><text:span text:style-name="T9">str</text:span><text:span text:style-name="T16">(zdiff) </text:span><text:span text:style-name="T26">+</text:span><text:span text:style-name="T16"> </text:span><text:span text:style-name="T22">'</text:span><text:span text:style-name="T23">\n</text:span><text:span text:style-name="T22">'</text:span><text:span text:style-name="T16"> \</text:span></text:p>
      <text:p text:style-name="P5"><text:s text:c="17"/><text:span text:style-name="T8">for</text:span><text:span text:style-name="T16"> zdiff </text:span><text:span text:style-name="T8">in</text:span><text:span text:style-name="T16"> output</text:span><text:span text:style-name="T26">.</text:span><text:span text:style-name="T16">report(</text:span><text:span text:style-name="T22">'1af6'</text:span><text:span text:style-name="T16">, </text:span><text:span text:style-name="T22">'1a0s'</text:span><text:span text:style-name="T16">))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 Mono" svg:font-family="'Bitstream Vera Sans Mono', monospace"/>
    <style:font-face style:name="Calibri" svg:font-family="Calibri, sans-serif"/>
    <style:font-face style:name="Liberation Serif1" svg:font-family="'Liberation Serif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avis</meta:initial-creator>
    <meta:creation-date>2012-06-14T23:43:13</meta:creation-date>
    <dc:date>2012-06-15T01:11:07</dc:date>
    <dc:creator>Alexander Davis</dc:creator>
    <meta:editing-duration>PT01H27M55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2" meta:paragraph-count="80" meta:word-count="469" meta:character-count="4156"/>
  </office:meta>
</office:document-meta>
</file>